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ocumento de prueba</text:p>
      <text:p text:style-name="Preformatted_20_Text"/>
      <text:p text:style-name="Preformatted_20_Text">Cambio con éxito!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Sharp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9T12:36:25</dc:date>
    <dc:creator>Raúl Loza</dc:creator>
    <meta:generator>LibreOffice/3.5$Linux_x86 LibreOffice_project/350m1$Build-2</meta:generator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36" meta:non-whitespace-character-count="32"/>
  </office:meta>
</office:document-meta>
</file>